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7.596cm" fo:margin-left="0cm" fo:margin-right="-0.025cm" table:align="margins"/>
    </style:style>
    <style:style style:name="Tabela1.A" style:family="table-column">
      <style:table-column-properties style:column-width="3.992cm" style:rel-column-width="2263*"/>
    </style:style>
    <style:style style:name="Tabela1.B" style:family="table-column">
      <style:table-column-properties style:column-width="3.6cm" style:rel-column-width="2041*"/>
    </style:style>
    <style:style style:name="Tabela1.C" style:family="table-column">
      <style:table-column-properties style:column-width="3.385cm" style:rel-column-width="1919*"/>
    </style:style>
    <style:style style:name="Tabela1.D" style:family="table-column">
      <style:table-column-properties style:column-width="3.281cm" style:rel-column-width="1860*"/>
    </style:style>
    <style:style style:name="Tabela1.E" style:family="table-column">
      <style:table-column-properties style:column-width="5.507cm" style:rel-column-width="3122*"/>
    </style:style>
    <style:style style:name="Tabela1.F" style:family="table-column">
      <style:table-column-properties style:column-width="7.832cm" style:rel-column-width="4440*"/>
    </style:style>
    <style:style style:name="Tabela1.A1" style:family="table-cell">
      <style:table-cell-properties fo:padding="0.097cm" fo:border-left="0.002cm solid #000000" fo:border-right="none" fo:border-top="0.002cm solid #000000" fo:border-bottom="0.002cm solid #000000"/>
    </style:style>
    <style:style style:name="Tabela1.F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F2" style:family="table-cell">
      <style:table-cell-properties fo:padding="0.097cm" fo:border-left="0.002cm solid #000000" fo:border-right="0.002cm solid #000000" fo:border-top="none" fo:border-bottom="0.002cm solid #000000"/>
    </style:style>
    <style:style style:name="Tabela1.4" style:family="table-row">
      <style:table-row-properties style:min-row-height="0.757cm"/>
    </style:style>
    <style:style style:name="Tabela1.A26"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font-weight="bold" fo:background-color="#ffff00" style:font-weight-asian="bold" style:font-weight-complex="bold"/>
    </style:style>
    <style:style style:name="P2" style:family="paragraph" style:parent-style-name="Table_20_Contents">
      <style:paragraph-properties fo:text-align="center" style:justify-single-word="false"/>
      <style:text-properties fo:font-weight="bold" fo:background-color="#ffff00"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background-color="#ffff00"/>
    </style:style>
    <style:style style:name="P5" style:family="paragraph" style:parent-style-name="Table_20_Contents">
      <style:text-properties style:font-name="Comic Sans MS" fo:font-size="10pt" style:text-underline-style="solid" style:text-underline-width="auto" style:text-underline-color="font-color" style:font-size-asian="10pt" style:font-size-complex="10pt"/>
    </style:style>
    <style:style style:name="P6" style:family="paragraph" style:parent-style-name="Table_20_Contents">
      <style:text-properties style:font-name="Comic Sans MS"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Table_20_Contents">
      <style:text-properties style:font-name="Comic Sans MS" fo:font-size="10pt" style:font-size-asian="10pt" style:font-size-complex="10pt"/>
    </style:style>
    <style:style style:name="P8" style:family="paragraph" style:parent-style-name="Table_20_Contents">
      <style:text-properties fo:background-color="#ffff66"/>
    </style:style>
    <style:style style:name="P9" style:family="paragraph" style:parent-style-name="Table_20_Contents">
      <style:text-properties fo:color="#000000" style:font-name="Times New Roman" fo:font-style="normal" style:text-underline-style="none" fo:font-weight="normal" style:font-style-asian="normal" style:font-weight-asian="normal" style:font-style-complex="normal" style:font-weight-complex="normal"/>
    </style:style>
    <style:style style:name="P10" style:family="paragraph" style:parent-style-name="Table_20_Contents">
      <style:text-properties fo:color="#000000" style:font-name="Times New Roman"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11" style:family="paragraph" style:parent-style-name="Table_20_Contents">
      <style:text-properties fo:color="#000000" style:font-name="Times New Roman" fo:font-size="10pt" fo:font-style="normal" style:text-underline-style="none" fo:font-weight="normal" fo:background-color="#ff66cc" style:font-size-asian="10pt" style:font-style-asian="normal" style:font-weight-asian="normal" style:font-size-complex="10pt" style:font-style-complex="normal" style:font-weight-complex="normal"/>
    </style:style>
    <style:style style:name="P12" style:family="paragraph" style:parent-style-name="Table_20_Contents">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fo:color="#000000" style:font-name="Times New Roman"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14" style:family="paragraph" style:parent-style-name="Table_20_Contents">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Times New Roman"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Times New Roman" fo:font-style="normal" style:text-underline-style="none" fo:font-weight="bold" style:font-style-asian="normal" style:font-weight-asian="bold" style:font-style-complex="normal" style:font-weight-complex="bold"/>
    </style:style>
    <style:style style:name="P17" style:family="paragraph" style:parent-style-name="Table_20_Contents">
      <style:text-properties style:font-name="Times New Roman" fo:font-style="normal" style:text-underline-style="none" fo:font-weight="bold" fo:background-color="#99ff66" style:font-style-asian="normal" style:font-weight-asian="bold" style:font-style-complex="normal" style:font-weight-complex="bold"/>
    </style:style>
    <style:style style:name="P18" style:family="paragraph" style:parent-style-name="Table_20_Contents">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able_20_Contents">
      <style:text-properties style:font-name="Times New Roman" fo:font-style="normal" style:text-underline-style="none" fo:font-weight="normal" fo:background-color="#ffff66" style:font-style-asian="normal" style:font-weight-asian="normal" style:font-style-complex="normal" style:font-weight-complex="normal"/>
    </style:style>
    <style:style style:name="P20" style:family="paragraph" style:parent-style-name="Standard">
      <style:paragraph-properties fo:margin-left="0cm" fo:margin-right="0cm" fo:orphans="2" fo:widows="2" fo:text-indent="0cm" style:auto-text-indent="false"/>
    </style:style>
    <style:style style:name="P21" style:family="paragraph" style:parent-style-name="Default">
      <style:paragraph-properties style:text-autospace="none"/>
      <style:text-properties fo:color="#000000" style:font-name="Times New Roman"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22" style:family="paragraph" style:parent-style-name="Default">
      <style:paragraph-properties style:text-autospace="none"/>
      <style:text-properties fo:color="#000000" style:font-name="Times New Roman" fo:font-size="9pt"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P23" style:family="paragraph" style:parent-style-name="Default">
      <style:paragraph-properties style:text-autospace="none"/>
      <style:text-properties style:font-name="Times New Roman" fo:font-style="normal" style:text-underline-style="none" fo:font-weight="normal" style:font-style-asian="normal" style:font-weight-asian="normal" style:font-style-complex="normal" style:font-weight-complex="normal"/>
    </style:style>
    <style:style style:name="P24" style:family="paragraph" style:parent-style-name="Table_20_Contents">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Table_20_Contents">
      <style:text-properties style:font-name="Times New Roman" fo:font-style="normal" style:text-underline-style="none" fo:font-weight="bold" style:font-style-asian="normal" style:font-weight-asian="bold" style:font-style-complex="normal" style:font-weight-complex="bold"/>
    </style:style>
    <style:style style:name="P26" style:family="paragraph" style:parent-style-name="Table_20_Contents">
      <style:text-properties style:font-name="Times New Roman" fo:font-style="normal" style:text-underline-style="none" fo:font-weight="bold" fo:background-color="#99ff66" style:font-style-asian="normal" style:font-weight-asian="bold" style:font-style-complex="normal" style:font-weight-complex="bold"/>
    </style:style>
    <style:style style:name="P27" style:family="paragraph" style:parent-style-name="Table_20_Contents">
      <style:text-properties style:font-name="Times New Roman" fo:font-style="normal" style:text-underline-style="none" fo:font-weight="bold" fo:background-color="#ffffff" style:font-style-asian="normal" style:font-weight-asian="bold" style:font-style-complex="normal" style:font-weight-complex="bold"/>
    </style:style>
    <style:style style:name="P28" style:family="paragraph" style:parent-style-name="Table_20_Contents">
      <style:text-properties style:font-name="Times New Roman" fo:font-style="normal" style:text-underline-style="none" fo:font-weight="normal" style:font-style-asian="normal" style:font-weight-asian="normal" style:font-style-complex="normal" style:font-weight-complex="normal"/>
    </style:style>
    <style:style style:name="P29" style:family="paragraph" style:parent-style-name="Table_20_Contents">
      <style:paragraph-properties fo:background-color="#ffffff">
        <style:background-image/>
      </style:paragraph-properties>
      <style:text-properties style:font-name="Times New Roman" fo:font-style="normal" style:text-underline-style="none" fo:font-weight="bold" fo:background-color="#99ff66" style:font-style-asian="normal" style:font-weight-asian="bold" style:font-style-complex="normal" style:font-weight-complex="bold"/>
    </style:style>
    <style:style style:name="P30" style:family="paragraph" style:parent-style-name="Table_20_Contents">
      <style:paragraph-properties fo:background-color="#ffffff">
        <style:background-image/>
      </style:paragraph-properties>
      <style:text-properties style:font-name="Times New Roman" fo:font-style="normal" style:text-underline-style="none" fo:font-weight="bold" fo:background-color="#ffffff"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fo:background-color="#ffff66"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5" style:family="text">
      <style:text-properties fo:color="#000000" style:font-name="Times New Roman" fo:font-style="normal" style:text-underline-style="none" fo:font-weight="normal" fo:background-color="#ffffff" style:font-style-asian="normal" style:font-weight-asian="normal" style:font-style-complex="normal" style:font-weight-complex="normal"/>
    </style:style>
    <style:style style:name="T6" style:family="text">
      <style:text-properties fo:color="#000000" style:font-name="Times New Roman" fo:font-style="normal" style:text-underline-style="none" fo:font-weight="normal" fo:background-color="transparent" style:font-style-asian="normal" style:font-weight-asian="normal" style:font-style-complex="normal" style:font-weight-complex="normal"/>
    </style:style>
    <style:style style:name="T7" style:family="text">
      <style:text-properties fo:color="#000000" fo:font-size="11pt" style:font-name-asian="Calibri" style:font-size-asian="11pt" style:font-name-complex="Calibri" style:font-size-complex="11pt"/>
    </style:style>
    <style:style style:name="T8" style:family="text">
      <style:text-properties fo:color="#000000" fo:font-size="9pt" style:font-name-asian="Calibri" style:font-size-asian="9pt" style:font-name-complex="Calibri" style:font-size-complex="9pt"/>
    </style:style>
    <style:style style:name="T9" style:family="text">
      <style:text-properties fo:color="#000000" fo:font-size="10pt" style:font-name-asian="Calibri" style:font-size-asian="10pt" style:font-name-complex="Calibri" style:font-size-complex="10pt"/>
    </style:style>
    <style:style style:name="T10" style:family="text">
      <style:text-properties fo:font-weight="normal" style:font-weight-asian="normal" style:font-weight-complex="normal"/>
    </style:style>
    <style:style style:name="T11" style:family="text">
      <style:text-properties fo:font-variant="normal" fo:text-transform="none" fo:color="#000000" style:text-line-through-style="none" style:font-name="Times New Roman" fo:font-size="9.75pt" fo:letter-spacing="normal" fo:font-style="normal" style:text-underline-style="none" fo:font-weight="normal" style:text-blinking="false" style:font-style-asian="normal" style:font-weight-asian="normal" style:font-style-complex="normal" style:font-weight-complex="normal"/>
    </style:style>
    <style:style style:name="T12" style:family="text">
      <style:text-properties fo:background-color="#ffffff"/>
    </style:style>
    <style:style style:name="T13" style:family="text">
      <style:text-properties fo:background-color="transparent"/>
    </style:style>
    <style:style style:name="T14" style:family="text">
      <style:text-properties style:font-name="Times New Roman" fo:font-style="normal" style:text-underline-style="none" fo:font-weight="normal" style:font-style-asian="normal" style:font-weight-asian="normal" style:font-style-complex="normal" style:font-weight-complex="normal"/>
    </style:style>
    <style:style style:name="T15" style:family="text">
      <style:text-properties fo:font-size="10pt" style:font-size-asian="10pt" style:font-size-complex="10pt"/>
    </style:style>
    <style:style style:name="T16" style:family="text">
      <style:text-properties fo:background-color="#ffff00"/>
    </style:style>
    <style:style style:name="T17" style:family="text">
      <style:text-properties fo:background-color="#ff6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CONVENIO</text:p>
          </table:table-cell>
          <table:table-cell table:style-name="Tabela1.A1" office:value-type="string">
            <text:p text:style-name="P2">ELEGIBILIDADE</text:p>
          </table:table-cell>
          <table:table-cell table:style-name="Tabela1.A1" office:value-type="string">
            <text:p text:style-name="P2">SITE</text:p>
          </table:table-cell>
          <table:table-cell table:style-name="Tabela1.A1" office:value-type="string">
            <text:p text:style-name="P2">SENHA SITE</text:p>
          </table:table-cell>
          <table:table-cell table:style-name="Tabela1.A1" office:value-type="string">
            <text:p text:style-name="P2">AUTORIZAÇÃO</text:p>
          </table:table-cell>
          <table:table-cell table:style-name="Tabela1.F1" office:value-type="string">
            <text:p text:style-name="P2">PARTICULARIDADES</text:p>
          </table:table-cell>
        </table:table-row>
        <table:table-row>
          <table:table-cell table:style-name="Tabela1.A2" office:value-type="string">
            <text:p text:style-name="P16">AFRESP/</text:p>
            <text:p text:style-name="P16">AMAFRESP</text:p>
          </table:table-cell>
          <table:table-cell table:style-name="Tabela1.A2" office:value-type="string">
            <text:p text:style-name="Table_20_Contents"><text:a xlink:type="simple" xlink:href="https://www.orizonbrasil.com.br/" text:style-name="Internet_20_link" text:visited-style-name="Visited_20_Internet_20_Link"><text:span text:style-name="T4">https://www.orizonbrasil.com.br/</text:span></text:a></text:p>
            <text:p text:style-name="P18">PRINT DA TELA</text:p>
          </table:table-cell>
          <table:table-cell table:style-name="Tabela1.A2" office:value-type="string">
            <text:p text:style-name="P18">https://www.orizonbrasil.com.br/</text:p>
          </table:table-cell>
          <table:table-cell table:style-name="Tabela1.A2" office:value-type="string">
            <text:p text:style-name="P18">INDIVIDUAL</text:p>
            <text:p text:style-name="P18">* ver abaixo como cadastrar</text:p>
          </table:table-cell>
          <table:table-cell table:style-name="Tabela1.A2" office:value-type="string">
            <text:p text:style-name="P18">AUTORIZAÇÃO PARA TODOS OS EXAMES DE 9 EM 9 COLOCAR O NUMERO DE CADA GUIA NO SISTEMA COM OS RESPECTIVOS EXAMES. </text:p>
          </table:table-cell>
          <table:table-cell table:style-name="Tabela1.F2" office:value-type="string">
            <text:p text:style-name="Table_20_Contents"><text:span text:style-name="T1">VALIDADE</text:span>: SEM VALIDADE</text:p>
            <text:p text:style-name="Table_20_Contents"><text:span text:style-name="T1">COPIA DE PEDIDO</text:span>: NAO</text:p>
            <text:p text:style-name="Table_20_Contents">CONSELHOS REGIONAIS: SOMENTE CRM </text:p>
            <text:p text:style-name="Table_20_Contents"><text:span text:style-name="T1">AUTORIZAÇÃO PREVIA:</text:span> SOMENTE PARA EXAMES DE ALTA COMPLEXIDADE </text:p>
            <text:p text:style-name="P3">GUIA EM BRANCO PARA TODOS OS EXAMES</text:p>
          </table:table-cell>
        </table:table-row>
        <table:table-row>
          <table:table-cell table:style-name="Tabela1.A2" office:value-type="string">
            <text:p text:style-name="P16">AGAPE </text:p>
            <text:p text:style-name="P16">(convenio pagante, mas exige guia emitida)</text:p>
          </table:table-cell>
          <table:table-cell table:style-name="Tabela1.A2" office:value-type="string">
            <text:p text:style-name="Table_20_Contents">NAO POSUI</text:p>
          </table:table-cell>
          <table:table-cell table:style-name="Tabela1.A2" office:value-type="string">
            <text:p text:style-name="P18">https://www.agapefidelidade.com.br/</text:p>
          </table:table-cell>
          <table:table-cell table:style-name="Tabela1.A2" office:value-type="string">
            <text:p text:style-name="P18">LOGIN : 000015 senha: R18351</text:p>
          </table:table-cell>
          <table:table-cell table:style-name="Tabela1.A2" office:value-type="string">
            <text:p text:style-name="P18">CLICA EM MAIS – ASSOCIADO – AREA DO PARCEIRO – EMISSAO DE GUIAS - </text:p>
            <text:p text:style-name="P18">COLOCA LOGIN - </text:p>
            <text:p text:style-name="P18">PRESTADOR - </text:p>
            <text:p text:style-name="P18">EXECUÇÃO SADT - </text:p>
            <text:p text:style-name="P18">PROCURA O NOME DO PACIENTE NA LUPA - </text:p>
            <text:p text:style-name="P18">CODIGO SOLICITANTE: 000015</text:p>
            <text:p text:style-name="P18">CODIGO DO PROCEDIMENTO: 40800001 – PARA IMAGEM</text:p>
            <text:p text:style-name="P18">40300001 – LABORATORIO </text:p>
            <text:p text:style-name="P18">SALVAR E IMPRIMIR A GUIA</text:p>
          </table:table-cell>
          <table:table-cell table:style-name="Tabela1.F2" office:value-type="string">
            <text:p text:style-name="Table_20_Contents">NÃO POSSUI</text:p>
          </table:table-cell>
        </table:table-row>
        <table:table-row table:style-name="Tabela1.4">
          <table:table-cell table:style-name="Tabela1.A2" office:value-type="string">
            <text:p text:style-name="P16">ALIIANZ</text:p>
          </table:table-cell>
          <table:table-cell table:style-name="Tabela1.A2" office:value-type="string">
            <text:p text:style-name="Table_20_Contents"><text:a xlink:type="simple" xlink:href="https://www.orizonbrasil.com.br/" text:style-name="Internet_20_link" text:visited-style-name="Visited_20_Internet_20_Link"><text:span text:style-name="T4">https://www.orizonbrasil.com.br/</text:span></text:a></text:p>
            <text:p text:style-name="P18">PRINT DA TELA</text:p>
          </table:table-cell>
          <table:table-cell table:style-name="Tabela1.A2" office:value-type="string">
            <text:p text:style-name="P18">https://www.orizonbrasil.com.br/</text:p>
          </table:table-cell>
          <table:table-cell table:style-name="Tabela1.A2" office:value-type="string">
            <text:p text:style-name="P18">INDIVIDUAL</text:p>
            <text:p text:style-name="P18">* ver abaixo como cadastrar</text:p>
          </table:table-cell>
          <table:table-cell table:style-name="Tabela1.A2" office:value-type="string">
            <text:p text:style-name="P18">AUTORIZAÇÃO PARA TODOS OS EXAMES DE 9 EM 9 COLOCAR O NUMERO DE CADA GUIA NO SISTEMA COM OS RESPECTIVOS EXAMES. </text:p>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CONSELHOS REGIONAIS: SOMENTE CRM </text:p>
            <text:p text:style-name="Table_20_Contents"><text:span text:style-name="T1">AUTORIZAÇÃO PREVIA</text:span>: SOMENTE PARA EXAMES DE ALTA COMPLEXIDADE </text:p>
            <text:p text:style-name="P3">GUIA EM BRANCO PARA TODOS OS EXAMES</text:p>
          </table:table-cell>
        </table:table-row>
        <table:table-row>
          <table:table-cell table:style-name="Tabela1.A2" office:value-type="string">
            <text:p text:style-name="P16">AMIL</text:p>
          </table:table-cell>
          <table:table-cell table:style-name="Tabela1.A2" office:value-type="string">
            <text:p text:style-name="P18">https://credenciado.amil.com.br/login?action=session</text:p>
          </table:table-cell>
          <table:table-cell table:style-name="Tabela1.A2" office:value-type="string">
            <text:p text:style-name="P18">https://credenciado.amil.com.br/login?action=session</text:p>
          </table:table-cell>
          <table:table-cell table:style-name="Tabela1.A2" office:value-type="string">
            <text:p text:style-name="P18">LOGIN: 10383360</text:p>
            <text:p text:style-name="P18">SENHA: Biolabor1</text:p>
          </table:table-cell>
          <table:table-cell table:style-name="Tabela1.A2" office:value-type="string">
            <text:p text:style-name="P18">Obrigatorio token para todos os exames e colocar cada token em seu respectivo exame. </text:p>
            <text:p text:style-name="P18">Colocar o plano de acordo com a elegibilidade no sistema</text:p>
            <text:p text:style-name="P18"/>
          </table:table-cell>
          <table:table-cell table:style-name="Tabela1.F2" office:value-type="string">
            <text:p text:style-name="Table_20_Contents"><text:span text:style-name="T1">VALIDADE</text:span>: 60 DIAS</text:p>
            <text:p text:style-name="Table_20_Contents"><text:span text:style-name="T1">COPIA DE PEDIDO</text:span>: NAO</text:p>
            <text:p text:style-name="Table_20_Contents"><text:span text:style-name="T1">CONSELHOS REGIONAIS</text:span>: SOMENTE CRM </text:p>
            <text:p text:style-name="Table_20_Contents">AUTORIZAÇÃO PREVIA: SIM</text:p>
            <text:p text:style-name="Table_20_Contents"><text:span text:style-name="T2">SUSPENS</text:span><text:span text:style-name="T3">O</text:span><text:span text:style-name="T16">: RAST/HOLTER /HISAL</text:span></text:p>
          </table:table-cell>
        </table:table-row>
        <table:table-row>
          <table:table-cell table:style-name="Tabela1.A2" office:value-type="string">
            <text:p text:style-name="P16">APAS</text:p>
          </table:table-cell>
          <table:table-cell table:style-name="Tabela1.A2" office:value-type="string">
            <text:p text:style-name="P18">http://168.138.253.63:81/solusweb_3_0/prestador/index.php</text:p>
          </table:table-cell>
          <table:table-cell table:style-name="Tabela1.A2" office:value-type="string">
            <text:p text:style-name="P18">http://168.138.253.63:81/solusweb_3_0/prestador/index.php</text:p>
          </table:table-cell>
          <table:table-cell table:style-name="Tabela1.A2" office:value-type="string">
            <text:p text:style-name="P18">LOGIN: 650</text:p>
            <text:p text:style-name="P18">SENHA: 54336615</text:p>
          </table:table-cell>
          <table:table-cell table:style-name="Tabela1.A2" office:value-type="string">
            <text:p text:style-name="P18">AUTORIZAÇÃO PARA TODOS OS EXAMES </text:p>
          </table:table-cell>
          <table:table-cell table:style-name="Tabela1.F2" office:value-type="string">
            <text:p text:style-name="Table_20_Contents"><text:span text:style-name="T1">VALIDADE</text:span>: 60 DIAS</text:p>
            <text:p text:style-name="Table_20_Contents"><text:span text:style-name="T1">COPIA DE PEDIDO</text:span>: SIM</text:p>
            <text:p text:style-name="Table_20_Contents"><text:span text:style-name="T1">CONSELHOS REGIONAIS:</text:span> SOMENTE CRM </text:p>
            <text:p text:style-name="Table_20_Contents"><text:span text:style-name="T1">AUTORIZAÇÃO PREVIA:</text:span> SIM</text:p>
          </table:table-cell>
        </table:table-row>
        <table:table-row>
          <table:table-cell table:style-name="Tabela1.A2" office:value-type="string">
            <text:p text:style-name="P16">CABESP</text:p>
          </table:table-cell>
          <table:table-cell table:style-name="Tabela1.A2" office:value-type="string">
            <text:p text:style-name="P6"><text:a xlink:type="simple" xlink:href="https://www.cabesp.com.br/FuncionalidadePa/CredenciadoMenu" text:style-name="Internet_20_link" text:visited-style-name="Visited_20_Internet_20_Link"><text:span text:style-name="T5">https://www.cabesp.com.br/FuncionalidadePa/CredenciadoMenu</text:span></text:a></text:p>
            <text:p text:style-name="P10"/>
            <text:p text:style-name="P10">LOGIN: 54336615000112</text:p>
            <text:p text:style-name="P10">SENHA: biolabor1+ </text:p>
            <text:p text:style-name="P11"/>
          </table:table-cell>
          <table:table-cell table:style-name="Tabela1.A2" office:value-type="string">
            <text:p text:style-name="P18">https://www.orizonbrasil.com.br/</text:p>
          </table:table-cell>
          <table:table-cell table:style-name="Tabela1.A2" office:value-type="string">
            <text:p text:style-name="P18">INDIVIDUAL</text:p>
            <text:p text:style-name="P18">* ver abaixo como cadastrar</text:p>
          </table:table-cell>
          <table:table-cell table:style-name="Tabela1.A2" office:value-type="string">
            <text:p text:style-name="P18">AUTORIZAÇÃO PARA TODOS OS EXAMES DE 9 EM 9 COLOCAR O NUMERO DE CADA GUIA NO SISTEMA COM OS RESPECTIVOS EXAMES. </text:p>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CONSELHOS REGIONAIS: CRM /CRO (PARA LAB)</text:p>
            <text:p text:style-name="Table_20_Contents"><text:span text:style-name="T1">AUTORIZAÇÃO PREVIA</text:span>: SOMENTE PARA EXAMES DE ALTA COMPLEXIDADE </text:p>
            <text:p text:style-name="P3">GUIA EM BRANCO PARA TODOS OS EXAMES</text:p>
          </table:table-cell>
        </table:table-row>
        <table:table-row>
          <table:table-cell table:style-name="Tabela1.A2" office:value-type="string">
            <text:p text:style-name="P16">CASSI</text:p>
          </table:table-cell>
          <table:table-cell table:style-name="Tabela1.A2" office:value-type="string">
            <text:p text:style-name="P5"><text:a xlink:type="simple" xlink:href="https://servicosonline.cassi.com.br/GASC/v2/Prestador" text:style-name="Internet_20_link" text:visited-style-name="Visited_20_Internet_20_Link"><text:span text:style-name="T6">https://servicosonline.cassi.com.br/GASC/v2/Prestador</text:span></text:a></text:p>
            <text:p text:style-name="P14"><text:span text:style-name="T13">LOGIN: </text:span><text:span text:style-name="T12">54336615000112</text:span></text:p>
            <text:p text:style-name="P15">SENHA:bio </text:p>
          </table:table-cell>
          <table:table-cell table:style-name="Tabela1.A2" office:value-type="string">
            <text:p text:style-name="P18">https://www.orizonbrasil.com.br/</text:p>
          </table:table-cell>
          <table:table-cell table:style-name="Tabela1.A2" office:value-type="string">
            <text:p text:style-name="P18">INDIVIDUAL</text:p>
            <text:p text:style-name="P18">* ver abaixo como cadastrar</text:p>
          </table:table-cell>
          <table:table-cell table:style-name="Tabela1.A2" office:value-type="string">
            <text:p text:style-name="P18">AUTORIZAÇÃO PARA TODOS OS EXAMES DE 9 EM 9 COLOCAR O NUMERO DE CADA GUIA NO SISTEMA COM OS RESPECTIVOS EXAMES. </text:p>
          </table:table-cell>
          <table:table-cell table:style-name="Tabela1.F2" office:value-type="string">
            <text:p text:style-name="Table_20_Contents"><text:span text:style-name="T1">VALIDADE</text:span>: 30 DIAS</text:p>
            <text:p text:style-name="Table_20_Contents">COPIA DE PEDIDO: SIM</text:p>
            <text:p text:style-name="Table_20_Contents"><text:span text:style-name="T1">CONSELHOS REGIONAIS</text:span>: SOMENTE CRM </text:p>
            <text:p text:style-name="Table_20_Contents"><text:span text:style-name="T1">AUTORIZAÇÃO PREVIA</text:span>: SOMENTE PARA EXAMES DE ALTA COMPLEXIDADE </text:p>
            <text:p text:style-name="P3">GUIA EM BRANCO PARA TODOS OS EXAMES</text:p>
          </table:table-cell>
        </table:table-row>
        <table:table-row>
          <table:table-cell table:style-name="Tabela1.A2" office:value-type="string">
            <text:p text:style-name="P16">CEMIL</text:p>
          </table:table-cell>
          <table:table-cell table:style-name="Tabela1.A2" office:value-type="string">
            <text:p text:style-name="P18">NÃO POSSUI</text:p>
          </table:table-cell>
          <table:table-cell table:style-name="Tabela1.A2" office:value-type="string">
            <text:p text:style-name="P18">NÃO POSSUI</text:p>
          </table:table-cell>
          <table:table-cell table:style-name="Tabela1.A2" office:value-type="string">
            <text:p text:style-name="P18">NÃO POSSUI</text:p>
          </table:table-cell>
          <table:table-cell table:style-name="Tabela1.A2" office:value-type="string">
            <text:p text:style-name="P18">PACIENTE JÁ TRAZ A GUIA EMITIDA POR ELES</text:p>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CONSELHOS REGIONAIS: SOMENTE CRM </text:p>
            <text:p text:style-name="Table_20_Contents">AUTORIZAÇÃO PREVIA: SIM</text:p>
          </table:table-cell>
        </table:table-row>
        <table:table-row>
          <table:table-cell table:style-name="Tabela1.A2" office:value-type="string">
            <text:p text:style-name="P16">COOPUS</text:p>
          </table:table-cell>
          <table:table-cell table:style-name="Tabela1.A2" office:value-type="string">
            <text:p text:style-name="P18">http://coopus.com.br/site/</text:p>
          </table:table-cell>
          <table:table-cell table:style-name="Tabela1.A2" office:value-type="string">
            <text:p text:style-name="P18">http://coopus.com.br/site/</text:p>
          </table:table-cell>
          <table:table-cell table:style-name="Tabela1.A2" office:value-type="string">
            <text:p text:style-name="P18">LOGIN: biolabor</text:p>
            <text:p text:style-name="P18">SENHA: biolabor</text:p>
          </table:table-cell>
          <table:table-cell table:style-name="Tabela1.A2" office:value-type="string">
            <text:p text:style-name="P18">Paciente já traz a guia emittida por eles. </text:p>
            <text:p text:style-name="P18">Validar todas as guias no site deles. </text:p>
            <text:p text:style-name="P18">Conferir todos os procedimentos se batem com os da triagem, em caso de algum estar errado é possível fazer a troca no campo troca de procedimento. Caso falte algum exame é necessario ligar lá para que eles façam a inclusão. </text:p>
          </table:table-cell>
          <table:table-cell table:style-name="Tabela1.F2" office:value-type="string">
            <text:p text:style-name="Table_20_Contents"><text:span text:style-name="T1">VALIDADE</text:span>: 60 DIAS</text:p>
            <text:p text:style-name="Table_20_Contents"><text:span text:style-name="T1">COPIA DE PEDIDO</text:span>: SIM</text:p>
            <text:p text:style-name="Table_20_Contents"><text:span text:style-name="T1">CONSELHOS REGIONAIS: </text:span>SOMENTE CRM </text:p>
            <text:p text:style-name="Table_20_Contents"><text:span text:style-name="T1">AUTORIZAÇÃO PREVIA:</text:span> SIM</text:p>
            <text:p text:style-name="P4"><text:span text:style-name="T1">SUSPENSO</text:span>: ANESTESIA</text:p>
            <text:p text:style-name="P4">RESSONÂNCIA</text:p>
            <text:p text:style-name="P4">TOMOGRAFIA</text:p>
            <text:p text:style-name="P4">RAIO-X CONTRASTADO</text:p>
            <text:p text:style-name="P4">ENDOSCOPIA</text:p>
            <text:p text:style-name="P4">COLONOSCOPIA</text:p>
            <text:p text:style-name="P4">RETOSSIGMOIDOSCOPIA FLEXIVEL</text:p>
            <text:p text:style-name="P4">MEDICINA NUCLEAR</text:p>
            <text:p text:style-name="P4">MN TRATAMENTO DE CANCER DA TIREOIDE I131 30MCI</text:p>
            <text:p text:style-name="P4">HISTEROSSALPINGOGRAFIA</text:p>
            <text:p text:style-name="P4">BRONCOSCOPIA</text:p>
            <text:p text:style-name="P4">LARINGOSCOPIA</text:p>
            <text:p text:style-name="P4">RETOSSIGMOIDOSCOPIA</text:p>
          </table:table-cell>
        </table:table-row>
        <table:table-row>
          <table:table-cell table:style-name="Tabela1.A2" office:value-type="string">
            <text:p text:style-name="P16">ECONOMUS</text:p>
          </table:table-cell>
          <table:table-cell table:style-name="Tabela1.A2" office:value-type="string">
            <text:p text:style-name="P5"><text:a xlink:type="simple" xlink:href="https://www.economus.com.br/PortalServicos/Home/" text:style-name="Internet_20_link" text:visited-style-name="Visited_20_Internet_20_Link"><text:span text:style-name="T4">https://www.economus.com.br/PortalServicos/Home/</text:span></text:a></text:p>
            <text:p text:style-name="P18">LOGIN:54336615000112</text:p>
            <text:p text:style-name="P12">SENHA: o0U2vh </text:p>
          </table:table-cell>
          <table:table-cell table:style-name="Tabela1.A2" office:value-type="string">
            <text:p text:style-name="P5"><text:a xlink:type="simple" xlink:href="https://www.economus.com.br/autorizador/custom/CustomLogin.aspx" text:style-name="Internet_20_link" text:visited-style-name="Visited_20_Internet_20_Link"><text:span text:style-name="T4">https://www.economus.com.br/autorizador/custom/CustomLogin.aspx</text:span></text:a></text:p>
          </table:table-cell>
          <table:table-cell table:style-name="Tabela1.A2" office:value-type="string">
            <text:p text:style-name="P14">LOGIN: 54336615000112</text:p>
            <text:p text:style-name="P14">SENHA: 54336615000112 <text:s/></text:p>
          </table:table-cell>
          <table:table-cell table:style-name="Tabela1.A2" office:value-type="string">
            <text:p text:style-name="P18">AUTORIZAÇÃO PARA TODOS OS EXAMES NO DIA DO ATENDIMENTO</text:p>
          </table:table-cell>
          <table:table-cell table:style-name="Tabela1.F2" office:value-type="string">
            <text:p text:style-name="Table_20_Contents"><text:span text:style-name="T1">VALIDADE</text:span>: 60 DIAS</text:p>
            <text:p text:style-name="Table_20_Contents"><text:span text:style-name="T1">COPIA DE PEDIDO</text:span>: NAO</text:p>
            <text:p text:style-name="Table_20_Contents">CONSELHOS REGIONAIS: SOMENTE CRM </text:p>
            <text:p text:style-name="Table_20_Contents"><text:span text:style-name="T1">AUTORIZAÇÃO PREVIA:</text:span> SOMENTE PARA EXAMES DE ALTA COMPLEXIDADE E DE LAB PARA O EXAME HLAB27</text:p>
            <text:p text:style-name="P3">GUIA EM BRANCO PARA TODOS OS EXAMES</text:p>
          </table:table-cell>
        </table:table-row>
        <table:table-row>
          <table:table-cell table:style-name="Tabela1.A2" office:value-type="string">
            <text:p text:style-name="P16">FUNCEF (SAUDE CAIXA)</text:p>
          </table:table-cell>
          <table:table-cell table:style-name="Tabela1.A2" office:value-type="string">
            <text:p text:style-name="Table_20_Contents"><text:a xlink:type="simple" xlink:href="https://saude.caixa.gov.br/autorizadorprd/login.aspx" text:style-name="Internet_20_link" text:visited-style-name="Visited_20_Internet_20_Link"><text:span text:style-name="T4">https://saude.caixa.gov.br/autorizadorprd/login.aspx</text:span></text:a></text:p>
            <text:p text:style-name="P18">PRINT DA TELA</text:p>
          </table:table-cell>
          <table:table-cell table:style-name="Tabela1.A2" office:value-type="string">
            <text:p text:style-name="Table_20_Contents"><text:a xlink:type="simple" xlink:href="https://saude.caixa.gov.br/autorizadorprd/login.aspx" text:style-name="Internet_20_link" text:visited-style-name="Visited_20_Internet_20_Link"><text:span text:style-name="T4">https://saude.caixa.gov.br/autorizadorprd/login.aspx</text:span></text:a></text:p>
          </table:table-cell>
          <table:table-cell table:style-name="Tabela1.A2" office:value-type="string">
            <text:p text:style-name="P18">LOGIN: 54336615000112_167448</text:p>
            <text:p text:style-name="P18">SENHA: 167448 </text:p>
          </table:table-cell>
          <table:table-cell table:style-name="Tabela1.A2" office:value-type="string">
            <text:p text:style-name="P18">AUTORIZAÇÃO PARA: <text:span text:style-name="T7">Exames de </text:span><text:span text:style-name="T7">alta complexidade:</text:span><text:span text:style-name="T7"> </text:span><text:span text:style-name="T8">RESSONÂNCIA – TOMOGRAFIA – MEDICINA – DOPPLER - RAIO X CONTRASTADO </text:span></text:p>
            <text:p text:style-name="P18"/>
          </table:table-cell>
          <table:table-cell table:style-name="Tabela1.F2" office:value-type="string">
            <text:p text:style-name="Table_20_Contents"><text:span text:style-name="T1">VALIDADE</text:span>: 60 DIAS</text:p>
            <text:p text:style-name="Table_20_Contents"><text:span text:style-name="T1">COPIA DE PEDIDO</text:span>: NAO</text:p>
            <text:p text:style-name="Table_20_Contents"><text:span text:style-name="T1">CONSELHOS REGIONAIS:</text:span>CRM/ CRN E CRO (PARA LAB)</text:p>
            <text:p text:style-name="Table_20_Contents"><text:span text:style-name="T1">AUTORIZAÇÃO PREVIA:</text:span> SIM</text:p>
            <text:p text:style-name="P3">GUIA EM BRANCO PARA TODOS OS EXAMES</text:p>
          </table:table-cell>
        </table:table-row>
        <table:table-row>
          <table:table-cell table:style-name="Tabela1.A2" office:value-type="string">
            <text:p text:style-name="P16">FUSEX</text:p>
          </table:table-cell>
          <table:table-cell table:style-name="Tabela1.A2" office:value-type="string">
            <text:p text:style-name="P19">SUSPENSO</text:p>
          </table:table-cell>
          <table:table-cell table:style-name="Tabela1.A2" office:value-type="string">
            <text:p text:style-name="P19">SUSPENSO</text:p>
          </table:table-cell>
          <table:table-cell table:style-name="Tabela1.A2" office:value-type="string">
            <text:p text:style-name="P19">SUSPENSO</text:p>
          </table:table-cell>
          <table:table-cell table:style-name="Tabela1.A2" office:value-type="string">
            <text:p text:style-name="P19">SUSPENSO</text:p>
          </table:table-cell>
          <table:table-cell table:style-name="Tabela1.F2" office:value-type="string">
            <text:p text:style-name="P8">SUSPENSO</text:p>
          </table:table-cell>
        </table:table-row>
        <table:table-row>
          <table:table-cell table:style-name="Tabela1.A2" office:value-type="string">
            <text:p text:style-name="P16">FUNDAÇÃO CESP</text:p>
          </table:table-cell>
          <table:table-cell table:style-name="Tabela1.A2" office:value-type="string">
            <text:p text:style-name="P18">http://www.connectsabesprev.com.br/GuiasTISS/Logon</text:p>
          </table:table-cell>
          <table:table-cell table:style-name="Tabela1.A2" office:value-type="string">
            <text:p text:style-name="P18">http://www.connectsabesprev.com.br/GuiasTISS/Logon</text:p>
          </table:table-cell>
          <table:table-cell table:style-name="Tabela1.A2" office:value-type="string">
            <text:p text:style-name="P18">LOGIN: 54336615000112</text:p>
            <text:p text:style-name="P18">SENHA: NCAPUACN</text:p>
          </table:table-cell>
          <table:table-cell table:style-name="Tabela1.A2" office:value-type="string">
            <text:p text:style-name="P18">AUTORIZAÇÃO PARA:</text:p>
            <text:p text:style-name="P22">RESSONÂNCIA – TOMOGRAFIA – MEDICINA – DOPPLER - RAIO X CONTRASTADO - ENDOS/COLONO E RETO – TODOS OS ULTRASSOM - DENSITOMETRIA – MAPA -HOLTER – ECO – MAMORAFIA. </text:p>
            <text:p text:style-name="P18"/>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text:span text:style-name="T1">CONSELHOS REGIONAIS: </text:span><text:span text:style-name="T10">SOMENTE</text:span><text:span text:style-name="T1"> </text:span>CRM </text:p>
            <text:p text:style-name="Table_20_Contents"><text:span text:style-name="T1">AUTORIZAÇÃO PREVIA:</text:span> SIM</text:p>
            <text:p text:style-name="P3">GUIA EM BRANCO PARA TODOS OS EXAMES</text:p>
          </table:table-cell>
        </table:table-row>
        <table:table-row>
          <table:table-cell table:style-name="Tabela1.A2" office:value-type="string">
            <text:p text:style-name="P16">GAMA SAUDE</text:p>
          </table:table-cell>
          <table:table-cell table:style-name="Tabela1.A2" office:value-type="string">
            <text:p text:style-name="P7"><text:a xlink:type="simple" xlink:href="https://www.connectmed.com.br/" text:style-name="Internet_20_link" text:visited-style-name="Visited_20_Internet_20_Link"><text:span text:style-name="T4">https://www.connectmed.com.br</text:span></text:a><text:span text:style-name="T14"> </text:span></text:p>
          </table:table-cell>
          <table:table-cell table:style-name="Tabela1.A2" office:value-type="string">
            <text:p text:style-name="P7"><text:a xlink:type="simple" xlink:href="https://www.connectmed.com.br/" text:style-name="Internet_20_link" text:visited-style-name="Visited_20_Internet_20_Link">https://www.connectmed.com.br</text:a><text:span text:style-name="T4"> </text:span></text:p>
          </table:table-cell>
          <table:table-cell table:style-name="Tabela1.A2" office:value-type="string">
            <text:p text:style-name="P18">LOGIN: <text:span text:style-name="T15">maschietto</text:span></text:p>
            <text:p text:style-name="P14">SENHA: biolabor</text:p>
          </table:table-cell>
          <table:table-cell table:style-name="Tabela1.A2" office:value-type="string">
            <text:p text:style-name="P22">AUTORIZAÇÃO PARA: </text:p>
            <text:p text:style-name="P22">RESSONÂNCIA – TOMOGRAFIA – MEDICINA – DOPPLER - RAIO X CONTRASTADO - ENDOS/COLONO E RETO – TODOS OS ULTRASSOM - DENSITOMETRIA – MAPA - HOLTER – ECO – MAMORAFIA </text:p>
            <text:p text:style-name="P18"/>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text:span text:style-name="T1">CONSELHOS REGIONAIS: </text:span><text:span text:style-name="T10">SOMENTE</text:span><text:span text:style-name="T1"> </text:span>CRM </text:p>
            <text:p text:style-name="Table_20_Contents"><text:span text:style-name="T1">AUTORIZAÇÃO PREVIA:</text:span> SIM</text:p>
            <text:p text:style-name="P3">GUIA EM BRANCO PARA TODOS OS EXAMES</text:p>
          </table:table-cell>
        </table:table-row>
        <table:table-row>
          <table:table-cell table:style-name="Tabela1.A2" office:value-type="string">
            <text:p text:style-name="P16">GARANTIA SAUDE/TOTAL MEDCARE</text:p>
          </table:table-cell>
          <table:table-cell table:style-name="Tabela1.A2" office:value-type="string">
            <text:p text:style-name="P7"><text:a xlink:type="simple" xlink:href="http://totalmedcare.hasp.org.br:52222/Modulo/ControleAcesso/Login/Login.aspx?Logout=1" text:style-name="Internet_20_link" text:visited-style-name="Visited_20_Internet_20_Link"><text:span text:style-name="T4">http://totalmedcare.hasp.org.br:52222/Modulo/ControleAcesso/Login/Login.aspx?Logout=1</text:span></text:a></text:p>
          </table:table-cell>
          <table:table-cell table:style-name="Tabela1.A2" office:value-type="string">
            <text:p text:style-name="P7"><text:a xlink:type="simple" xlink:href="http://totalmedcare.hasp.org.br:52222/Modulo/ControleAcesso/Login/Login.aspx?Logout=1" text:style-name="Internet_20_link" text:visited-style-name="Visited_20_Internet_20_Link"><text:span text:style-name="T4">http://totalmedcare.hasp.org.br:52222/Modulo/ControleAcesso/Login/Login.aspx?Logout=1</text:span></text:a></text:p>
          </table:table-cell>
          <table:table-cell table:style-name="Tabela1.A2" office:value-type="string">
            <text:p text:style-name="P18">LOGIN: <text:span text:style-name="T15">clinicabiolabor</text:span></text:p>
            <text:p text:style-name="P14">SENHA: clinicabiolabor</text:p>
          </table:table-cell>
          <table:table-cell table:style-name="Tabela1.A2" office:value-type="string">
            <text:p text:style-name="P18">AUTORIZAÇÃO PARA TODOS OS EXAMES, OS PACIENTES DEVEM SOLICITAR A GUIA ANTES E TRAZER A GUIA EMITIDA, POIS NÃO ESTÃO MAIS LIBERANDO GUIA NA HORA. <text:s/></text:p>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text:span text:style-name="T1">CONSELHOS REGIONAIS: </text:span>CRM CRO/CRN </text:p>
            <text:p text:style-name="Table_20_Contents"><text:span text:style-name="T1">AUTORIZAÇÃO PREVIA:</text:span> SIM</text:p>
          </table:table-cell>
        </table:table-row>
        <table:table-row>
          <table:table-cell table:style-name="Tabela1.A2" office:value-type="string">
            <text:p text:style-name="P16">GEAP</text:p>
          </table:table-cell>
          <table:table-cell table:style-name="Tabela1.A2" office:value-type="string">
            <text:p text:style-name="P20"><text:bookmark text:name="originUrl"/><text:a xlink:type="simple" xlink:href="https://www2.geap.com.br/auth/prestador.asp" office:target-frame-name="_blank" xlink:show="new" text:style-name="Internet_20_link" text:visited-style-name="Visited_20_Internet_20_Link"><text:span text:style-name="T11">www2.geap.com.br</text:span></text:a><text:span text:style-name="T14"> </text:span></text:p>
            <text:p text:style-name="P18"/>
          </table:table-cell>
          <table:table-cell table:style-name="Tabela1.A2" office:value-type="string">
            <text:p text:style-name="P20"><text:bookmark text:name="originUrl1"/><text:a xlink:type="simple" xlink:href="https://www2.geap.com.br/auth/prestador.asp" office:target-frame-name="_blank" xlink:show="new" text:style-name="Internet_20_link" text:visited-style-name="Visited_20_Internet_20_Link"><text:span text:style-name="T11">www2.geap.com.br</text:span></text:a><text:span text:style-name="T4"> </text:span></text:p>
            <text:p text:style-name="P18"/>
          </table:table-cell>
          <table:table-cell table:style-name="Tabela1.A2" office:value-type="string">
            <text:p text:style-name="P18">LOGIN: 21048916</text:p>
            <text:p text:style-name="P18">SENHA: biolabor</text:p>
          </table:table-cell>
          <table:table-cell table:style-name="Tabela1.A2" office:value-type="string">
            <text:p text:style-name="P23"><text:span text:style-name="T7">No site da GEAP, ao consultar elegibilidade, ao lado tem a opção de verificação se o exame requer autorização ou não (procurando-o por seu nome ou código). </text:span><text:span text:style-name="T7">Alguns </text:span><text:span text:style-name="T7">exames que requerem autorização, são: </text:span><text:span text:style-name="T8">RESSONÂNCIA – TOMOGRAFIA – MEDICINA – DOPPLER - RAIO X CONTRASTADO - COLONO E RETO – DENSITOMETRIA – ULTRASSON ABDOMEN TOTAL/APARELHO URINÁRIO – MAPA – HOLTER- ECOCARDIOGRAMA – TESTE ERGOMÉTRICO – ENDOSCOPIA – COLONO - </text:span></text:p>
            <text:p text:style-name="P18"/>
          </table:table-cell>
          <table:table-cell table:style-name="Tabela1.F2" office:value-type="string">
            <text:p text:style-name="Table_20_Contents"><text:span text:style-name="T1">VALIDADE</text:span>: 60 DIAS</text:p>
            <text:p text:style-name="Table_20_Contents"><text:span text:style-name="T1">COPIA DE PEDIDO</text:span>: NAO</text:p>
            <text:p text:style-name="Table_20_Contents"><text:span text:style-name="T1">CONSELHOS REGIONAIS: </text:span>CRM </text:p>
            <text:p text:style-name="Table_20_Contents"><text:span text:style-name="T1">AUTORIZAÇÃO PREVIA:</text:span> SIM</text:p>
            <text:p text:style-name="P3">GUIA EM BRANCO PARA TODOS OS EXAMES</text:p>
          </table:table-cell>
        </table:table-row>
        <table:table-row>
          <table:table-cell table:style-name="Tabela1.A2" office:value-type="string">
            <text:p text:style-name="P16">INTERMEDICA/GNDI</text:p>
          </table:table-cell>
          <table:table-cell table:style-name="Tabela1.A2" office:value-type="string">
            <text:p text:style-name="P20"><text:span text:style-name="T4"><text:s/></text:span><text:a xlink:type="simple" xlink:href="https://www.gndi.com.br/credenciados/saude" office:target-frame-name="_blank" xlink:show="new" text:style-name="Internet_20_link" text:visited-style-name="Visited_20_Internet_20_Link"><text:span text:style-name="T11">gndi.com.br</text:span></text:a></text:p>
            <text:p text:style-name="P9"/>
          </table:table-cell>
          <table:table-cell table:style-name="Tabela1.A2" office:value-type="string">
            <text:p text:style-name="P20"><text:span text:style-name="T14"><text:s/></text:span><text:a xlink:type="simple" xlink:href="https://www.gndi.com.br/credenciados/saude" office:target-frame-name="_blank" xlink:show="new" text:style-name="Internet_20_link" text:visited-style-name="Visited_20_Internet_20_Link"><text:span text:style-name="T11">gndi.com.br</text:span></text:a></text:p>
            <text:p text:style-name="P18"/>
          </table:table-cell>
          <table:table-cell table:style-name="Tabela1.A2" office:value-type="string">
            <text:p text:style-name="P18">LOGIN: 8866</text:p>
            <text:p text:style-name="P18">SENHA: biolabor3</text:p>
          </table:table-cell>
          <table:table-cell table:style-name="Tabela1.A2" office:value-type="string">
            <text:p text:style-name="P18">Convenio em mudança a todo momento então seguir as orientações enviadas via skype pelo setor de faturamento</text:p>
          </table:table-cell>
          <table:table-cell table:style-name="Tabela1.F2" office:value-type="string">
            <text:p text:style-name="Table_20_Contents"><text:span text:style-name="T1">VALIDADE</text:span>: 60 DIAS</text:p>
            <text:p text:style-name="Table_20_Contents"><text:span text:style-name="T1">COPIA DE PEDIDO</text:span>: NAO</text:p>
            <text:p text:style-name="Table_20_Contents"><text:span text:style-name="T1">CONSELHOS REGIONAIS: </text:span>CRM /CRO - <text:s/>(SOMENTE PARA RESSONANCIA DE ATM) </text:p>
            <text:p text:style-name="Table_20_Contents"><text:span text:style-name="T1">AUTORIZAÇÃO PREVIA:</text:span> SIM PARA EXAMES DE IMAGEM LAB SOMENTE NO DIA DO ATENDIMENTO</text:p>
            <text:p text:style-name="P1">SUSPENSO: <text:span text:style-name="T10">BRONCOSPIA (PELA <text:s/>MEDIPLAN)</text:span></text:p>
          </table:table-cell>
        </table:table-row>
        <table:table-row>
          <table:table-cell table:style-name="Tabela1.A2" office:value-type="string">
            <text:p text:style-name="P16">MEDISANITAS</text:p>
          </table:table-cell>
          <table:table-cell table:style-name="Tabela1.A2" office:value-type="string">
            <text:p text:style-name="P21">Www.medisanitas.com.br </text:p>
            <text:p text:style-name="P18"/>
          </table:table-cell>
          <table:table-cell table:style-name="Tabela1.A2" office:value-type="string">
            <text:p text:style-name="P21">Www.medisanitas.com.br </text:p>
            <text:p text:style-name="P18">vai em relatórios – cosnultar beneficiario</text:p>
          </table:table-cell>
          <table:table-cell table:style-name="Tabela1.A2" office:value-type="string">
            <text:p text:style-name="P18">LOGIN: <text:span text:style-name="T9">recepcao.biolabor</text:span></text:p>
            <text:p text:style-name="P13">SENHA: 123456 </text:p>
            <text:p text:style-name="P13"><text:s/></text:p>
            <text:p text:style-name="P18"/>
          </table:table-cell>
          <table:table-cell table:style-name="Tabela1.A2" office:value-type="string">
            <text:p text:style-name="P18">AUTORIZAÇÃO PARA TODOS OS EXAMES</text:p>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text:span text:style-name="T1">CONSELHOS REGIONAIS: </text:span><text:span text:style-name="T10">SOMENTE</text:span><text:span text:style-name="T1"> </text:span>CRM </text:p>
            <text:p text:style-name="Table_20_Contents"><text:span text:style-name="T1">AUTORIZAÇÃO PREVIA:</text:span> SIM </text:p>
          </table:table-cell>
        </table:table-row>
        <table:table-row>
          <table:table-cell table:style-name="Tabela1.A2" office:value-type="string">
            <text:p text:style-name="P16">MEDISERVICE</text:p>
          </table:table-cell>
          <table:table-cell table:style-name="Tabela1.A2" office:value-type="string">
            <text:p text:style-name="P21">Www.mediservice.com.br </text:p>
            <text:p text:style-name="P18"/>
          </table:table-cell>
          <table:table-cell table:style-name="Tabela1.A2" office:value-type="string">
            <text:p text:style-name="P21">Www.mediservice.com.br </text:p>
            <text:p text:style-name="P18"/>
          </table:table-cell>
          <table:table-cell table:style-name="Tabela1.A2" office:value-type="string">
            <text:p text:style-name="P18">LOGIN: BIO1233</text:p>
            <text:p text:style-name="P18">SENHA: Biolabor3</text:p>
          </table:table-cell>
          <table:table-cell table:style-name="Tabela1.A2" office:value-type="string">
            <text:p text:style-name="P23"><text:span text:style-name="T7">Exames de </text:span><text:span text:style-name="T7">alta complexidade </text:span><text:span text:style-name="T7">devem ser autorizados, como: </text:span><text:span text:style-name="T8">RESSONÂNCIA – TOMOGRAFIA – MEDICINA – DOPPLER - RAIO X CONTRASTADO - ENDOS/COLONO E RETO - MAMOGRAFIA – DENSITOMETRIA – MAPA – HOLTER – ECOCARDIOGRAMA </text:span></text:p>
            <text:p text:style-name="P18"/>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text:span text:style-name="T1">CONSELHOS REGIONAIS: </text:span><text:span text:style-name="T10">SOMENTE</text:span><text:span text:style-name="T1"> </text:span>CRM <text:s/></text:p>
            <text:p text:style-name="Table_20_Contents"><text:span text:style-name="T1">AUTORIZAÇÃO PREVIA:</text:span> SIM </text:p>
            <text:p text:style-name="P3">GUIA EM BRANCO PARA TODOS OS EXAMES</text:p>
            <text:p text:style-name="Table_20_Contents"/>
          </table:table-cell>
        </table:table-row>
        <table:table-row>
          <table:table-cell table:style-name="Tabela1.A2" office:value-type="string">
            <text:p text:style-name="P16">POSTAL SAUDE </text:p>
          </table:table-cell>
          <table:table-cell table:style-name="Tabela1.A2" office:value-type="string">
            <text:p text:style-name="Table_20_Contents"><text:a xlink:type="simple" xlink:href="https://www.postalsaude.com.br/" text:style-name="Internet_20_link" text:visited-style-name="Visited_20_Internet_20_Link"><text:span text:style-name="T4">https://www.postalsaude.com.br/</text:span></text:a></text:p>
            <text:p text:style-name="P18">VA EM: <text:s/>OUTROS – CONSULTAR CARTEIRINHA </text:p>
          </table:table-cell>
          <table:table-cell table:style-name="Tabela1.A2" office:value-type="string">
            <text:p text:style-name="P18">https://www.postalsaude.com.br/</text:p>
          </table:table-cell>
          <table:table-cell table:style-name="Tabela1.A2" office:value-type="string">
            <text:p text:style-name="P18">LOGIN: 54336615000112 </text:p>
            <text:p text:style-name="P18">SENHA: biolabor19</text:p>
          </table:table-cell>
          <table:table-cell table:style-name="Tabela1.A2" office:value-type="string">
            <text:p text:style-name="P18">AUTORIZAÇÃO PARA TODOS OS EXAMES</text:p>
          </table:table-cell>
          <table:table-cell table:style-name="Tabela1.F2" office:value-type="string">
            <text:p text:style-name="Table_20_Contents"><text:span text:style-name="T1">VALIDADE</text:span>: 30 DIAS</text:p>
            <text:p text:style-name="Table_20_Contents"><text:span text:style-name="T1">COPIA DE PEDIDO</text:span>: NAO</text:p>
            <text:p text:style-name="Table_20_Contents"><text:span text:style-name="T1">CONSELHOS REGIONAIS: </text:span>CRM /CRO - <text:s/>(SOMENTE PARA LAB)</text:p>
            <text:p text:style-name="Table_20_Contents"><text:span text:style-name="T1">AUTORIZAÇÃO PREVIA:</text:span> SIM </text:p>
            <text:p text:style-name="P3"/>
          </table:table-cell>
        </table:table-row>
        <table:table-row>
          <table:table-cell table:style-name="Tabela1.A2" office:value-type="string">
            <text:p text:style-name="P16">SAUDE BRADESCO</text:p>
          </table:table-cell>
          <table:table-cell table:style-name="Tabela1.A2" office:value-type="string">
            <text:p text:style-name="Table_20_Contents"><text:a xlink:type="simple" xlink:href="https://wwws.bradescosaude.com.br/PCBS-GerenciadorPortal/td/loginReferenciado.do" text:style-name="Internet_20_link" text:visited-style-name="Visited_20_Internet_20_Link"><text:span text:style-name="T4">https://wwws.bradescosaude.com.br/PCBS-GerenciadorPortal/td/loginReferenciado.do</text:span></text:a></text:p>
            <text:p text:style-name="P18"/>
            <text:p text:style-name="P18"/>
          </table:table-cell>
          <table:table-cell table:style-name="Tabela1.A2" office:value-type="string">
            <text:p text:style-name="P18">https://wwws.bradescosaude.com.br/PCBS-GerenciadorPortal/td/loginReferenciado.do</text:p>
          </table:table-cell>
          <table:table-cell table:style-name="Tabela1.A2" office:value-type="string">
            <text:p text:style-name="P18">LOGIN: 54336615000112</text:p>
            <text:p text:style-name="P18">SENHA: biolabor7</text:p>
            <text:p text:style-name="P18">CPF: 30238100871</text:p>
          </table:table-cell>
          <table:table-cell table:style-name="Tabela1.A2" office:value-type="string">
            <text:p text:style-name="P18">AUTORIZAÇÃO PARA TODOS OS EXAMES – SITE ORIZON – PASSAR CARTÃO MAGNETICO OU CASO O PACIENTE ESTEJA COM CARTÃO DIGITAL, SOLICITAR O TOKEN </text:p>
          </table:table-cell>
          <table:table-cell table:style-name="Tabela1.F2" office:value-type="string">
            <text:p text:style-name="Table_20_Contents"><text:span text:style-name="T1">VALIDADE</text:span>: 60 DIAS</text:p>
            <text:p text:style-name="Table_20_Contents"><text:span text:style-name="T1">COPIA DE PEDIDO</text:span>: SIM</text:p>
            <text:p text:style-name="Table_20_Contents"><text:span text:style-name="T1">CONSELHOS REGIONAIS: </text:span><text:span text:style-name="T10">SOMENTE</text:span><text:span text:style-name="T1"> </text:span>CRM </text:p>
            <text:p text:style-name="Table_20_Contents"><text:span text:style-name="T1">AUTORIZAÇÃO PREVIA:</text:span> SIM </text:p>
            <text:p text:style-name="P3"/>
          </table:table-cell>
        </table:table-row>
        <table:table-row>
          <table:table-cell table:style-name="Tabela1.A2" office:value-type="string">
            <text:p text:style-name="P16">SANTA CASA </text:p>
          </table:table-cell>
          <table:table-cell table:style-name="Tabela1.A2" office:value-type="string">
            <text:p text:style-name="P18">NAO POSSUI </text:p>
          </table:table-cell>
          <table:table-cell table:style-name="Tabela1.A2" office:value-type="string">
            <text:p text:style-name="P18">NAO POSSUI </text:p>
          </table:table-cell>
          <table:table-cell table:style-name="Tabela1.A2" office:value-type="string">
            <text:p text:style-name="P18">NAO POSSUI </text:p>
          </table:table-cell>
          <table:table-cell table:style-name="Tabela1.A2" office:value-type="string">
            <text:p text:style-name="P18">AUTORIZAÇÃO PARA TODOS OS EXAMES COM GUIA EMITIDA. </text:p>
            <text:p text:style-name="Table_20_Contents"><text:span text:style-name="T14">EM CASO DE ERRO NA GUIA, ENVIAR E=MAIL COM TODOS OS DADOS PARA: </text:span><text:a xlink:type="simple" xlink:href="mailto:GUIAS@STASAUDE.COM.BR" text:style-name="Internet_20_link" text:visited-style-name="Visited_20_Internet_20_Link">GUIAS@STASAUDE.COM.BR</text:a><text:span text:style-name="T14"> SOLICITANDO A TROCA </text:span></text:p>
          </table:table-cell>
          <table:table-cell table:style-name="Tabela1.F2" office:value-type="string">
            <text:p text:style-name="Table_20_Contents">QUANDO NÓS PEDIMOS ALTERAÇÃO PARA ELES TEM QUE FICAR ATENTO POIS ELES ESTÃO APENAS MUDANDO OS CODIGOS NA GUIA E MANDAM, MAS PARA ELES CONSTA O EXAME QUE FOI LIBERADO PRIMEIRO</text:p>
            <text:p text:style-name="Table_20_Contents">EXEMPLO: ERA RESSO DE BRAÇO E ELES LIBERARAM DE PERNA COM O NUMERO DA GUIA: 001</text:p>
            <text:p text:style-name="Table_20_Contents">SE ELES MANDAREM A ALTERAÇÃO COM O CODIGO DA PERNA MAS O NUMERO DE GUIA FOR O MESMO, PARA NÓS VAI ESTAR CERTO MAS NO SISTEMA DELES AINDA VAI ESTAR COMO BRAÇO E ELES NÃO VAO PAGAR PELA PERNA.... ENTÃO TEM QUE MUDAR O NUMERO DE GUIA TAMBEM</text:p>
            <text:p text:style-name="Table_20_Contents">A MESMA COISA VALE PARA QUANDO É DOIS EXAMES E ELES LIBERAM EM GUIAS SEPARADAS</text:p>
            <text:p text:style-name="Table_20_Contents">EX: RESSO DE PELVE + ABDOMEN E ESTIVER EM GUIAS SEPARADAS, MAS COM NUMERO DE GUIA IGUAL TAMBEM NÃO PODE, TEM QUE SER UM NUMERO PARA CADA GUIA, SENÃO ELES PAGAM POR UM EXAME APENAS.</text:p>
            <text:p text:style-name="P4"><text:span text:style-name="T1">SUSPENSO</text:span>: ENDOS, COLONO E TEROSSIGMOENDOSCOPIA </text:p>
          </table:table-cell>
        </table:table-row>
        <table:table-row>
          <table:table-cell table:style-name="Tabela1.F2" table:number-columns-spanned="6" office:value-type="string">
            <text:p text:style-name="P17">OBS: TODOS OS PEDIDOS COM QR CODE DEVEM SER PASSADOS AO FATURAMENTO PARA QUE ELES VEJAM SE PODE ACEITAR OU NÃO, COM RESSALVA DA INTERMEDICA QUE SE FOR DO SITE MEMED PODE ACEITAR SEM CONFIRMAR. </text:p>
          </table:table-cell>
          <table:covered-table-cell/>
          <table:covered-table-cell/>
          <table:covered-table-cell/>
          <table:covered-table-cell/>
          <table:covered-table-cell/>
        </table:table-row>
        <table:table-row>
          <table:table-cell table:style-name="Tabela1.F2" table:number-columns-spanned="6" office:value-type="string">
            <text:p text:style-name="P27"><text:span text:style-name="T17">*SENHA ORIZON: </text:span>As senhas da orizon cada recepcionista deve criar a sua e a mesma só pode ser usada por você, não passar a senha para ninguém e importante que seja anotada para caso esqueça não haja problema na hora do atendimento. A senha deve ser feita para os dois logins ( antigos ¨P¨e ¨D¨) Para criar a senha siga o passo a passo a seguir: </text:p>
            <text:p text:style-name="P27">para o login 5716234p <text:s/>- no LOGIN e SENHA colocar: 00177733 – Vai aparecer uma mensagem ai só clicar em continuar e seguir os passos que pede a seguir. Quando chegar na parte de colocar o nome do responsável pela empresa colocar: JOSE ROBERTO GONGORA o e-mail da recepção de sua unidade e o telefone da central de call center 15 32318805. </text:p>
            <text:p text:style-name="P27">para o login: 5716234d colocar no login e senha: 01255851 e seguir os mesmos passos. Importante que sejam logins diefrentes para que não haja confusão na hora do atendimento pois cada login tem o respectivo convenio para ser autorizado. As senhas podem ser iguais. </text:p>
          </table:table-cell>
          <table:covered-table-cell/>
          <table:covered-table-cell/>
          <table:covered-table-cell/>
          <table:covered-table-cell/>
          <table:covered-table-cell/>
        </table:table-row>
        <table:table-row>
          <table:table-cell table:style-name="Tabela1.A26" table:number-columns-spanned="6" office:value-type="string">
            <text:p text:style-name="P29">IMPORTANTE – <text:span text:style-name="T12">As numerações das guias devem estar cada uma em seu respectivo exame. </text:span></text:p>
            <text:p text:style-name="P30">Por exemplo: a paciente tem ultrassom e mamografia – não poder ser a mesma numeração para os dois exames tem que ser a guia 001 para Mamo e 002 para US. </text:p>
            <text:p text:style-name="P30">O numero de carteirinha e o nome do paciente devem estar sempre iguais ao da ELEGIBILIDADE, conferir antes de salvar o cadastro, pois os pacientes mudam de plano e o numero da carteirinha muda também (principalmente intermedica). <text:s/></text:p>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row>
          <table:table-cell table:style-name="Tabela1.F2" table:number-columns-spanned="6" office:value-type="string">
            <text:p text:style-name="P17"/>
          </table: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2T10:43:47.49</meta:creation-date>
    <dc:date>2021-04-23T13:48:09.66</dc:date>
    <meta:editing-duration>PT5H47M47S</meta:editing-duration>
    <meta:editing-cycles>10</meta:editing-cycles>
    <meta:generator>OpenOffice/4.1.5$Win32 OpenOffice.org_project/415m1$Build-9789</meta:generator>
    <meta:document-statistic meta:table-count="1" meta:image-count="0" meta:object-count="0" meta:page-count="1" meta:paragraph-count="279" meta:word-count="1595" meta:character-count="11033"/>
  </office:meta>
</office:document-meta>
</file>